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593cm" fo:break-before="auto" style:use-optimal-row-height="true"/>
    </style:style>
    <style:style style:name="ro3" style:family="table-row">
      <style:table-row-properties style:row-height="1.997cm" fo:break-before="auto" style:use-optimal-row-height="true"/>
    </style:style>
    <style:style style:name="ro4" style:family="table-row">
      <style:table-row-properties style:row-height="0.785cm" fo:break-before="auto" style:use-optimal-row-height="true"/>
    </style:style>
    <style:style style:name="ro5" style:family="table-row">
      <style:table-row-properties style:row-height="0.774cm" fo:break-before="auto" style:use-optimal-row-height="true"/>
    </style:style>
    <style:style style:name="ro6" style:family="table-row">
      <style:table-row-properties style:row-height="1.189cm" fo:break-before="auto" style:use-optimal-row-height="true"/>
    </style:style>
    <style:style style:name="ro7" style:family="table-row">
      <style:table-row-properties style:row-height="2.401cm" fo:break-before="auto" style:use-optimal-row-height="true"/>
    </style:style>
    <style:style style:name="ro8" style:family="table-row">
      <style:table-row-properties style:row-height="3.209cm" fo:break-before="auto" style:use-optimal-row-height="true"/>
    </style:style>
    <style:style style:name="ro9" style:family="table-row">
      <style:table-row-properties style:row-height="3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GestionFormation et appelle creerFormation avec des information correcte.</text:p>
          </table:table-cell>
          <table:table-cell table:style-name="ce5" office:value-type="string" calcext:value-type="string">
            <text:p>La Formation est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Null</text:p>
          </table:table-cell>
          <table:table-cell table:style-name="ce5" office:value-type="string" calcext:value-type="string">
            <text:p>Instancier GestionFormation et appelle creerFormation avec des information correcte sauf le nom qui est null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structeurNomResponsable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du responsable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/>
          <table:table-cell table:style-name="ce9"/>
          <table:table-cell table:number-columns-repeated="16379"/>
        </table:table-row>
        <table:table-row table:style-name="ro2">
          <table:table-cell table:style-name="ce3" office:value-type="string" calcext:value-type="string">
            <text:p>testConstructeurNomResponsable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otVal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on val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isValidEmail</text:p>
          </table:table-cell>
          <table:table-cell table:style-name="ce6" office:value-type="string" calcext:value-type="string">
            <text:p>Essaye de valide deux email :</text:p>
            <text:p>-hgf@</text:p>
            <text:p>-hgf@gfegf.vge</text:p>
          </table:table-cell>
          <table:table-cell table:style-name="ce6" office:value-type="string" calcext:value-type="string">
            <text:p>hgf@ est non valide</text:p>
            <text:p><text:a xlink:href="mailto:hgf@gfegf.vge" xlink:type="simple">hgf@gfegf.vge</text:a> est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Null</text:p>
          </table:table-cell>
          <table:table-cell table:style-name="ce6" office:value-type="string" calcext:value-type="string">
            <text:p>Essaye de valide un email null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Vide</text:p>
          </table:table-cell>
          <table:table-cell table:style-name="ce6" office:value-type="string" calcext:value-type="string">
            <text:p>Essaye de valide un email vide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5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getNBoption</text:p>
          </table:table-cell>
          <table:table-cell table:style-name="ce6" office:value-type="string" calcext:value-type="string">
            <text:p>essaye de récupérer le nombre d’option qui a été définis sur 5</text:p>
          </table:table-cell>
          <table:table-cell table:style-name="ce6" office:value-type="string" calcext:value-type="string">
            <text:p>retourne le nombre d’option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NbOptionEtudiant</text:p>
          </table:table-cell>
          <table:table-cell table:style-name="ce6" office:value-type="string" calcext:value-type="string">
            <text:p>Définis le nombre d’option à 5 puis</text:p>
            <text:p>Appelle setNbOptionEtudiant qui fixe à un étudiant le nombre d’option qu’il doit avoir</text:p>
          </table:table-cell>
          <table:table-cell table:style-name="ce6" office:value-type="string" calcext:value-type="string">
            <text:p>le getter de l’option de l’étudiant renvoi bien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d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p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getEmailResponsableFormation</text:p>
          </table:table-cell>
          <table:table-cell table:style-name="ce6" office:value-type="string" calcext:value-type="string">
            <text:p>Crée une Formation avec comme email <text:a xlink:href="mailto:jhger@mo.mop" xlink:type="simple">jhger@mo.mop</text:a></text:p>
          </table:table-cell>
          <table:table-cell table:style-name="ce6" office:value-type="string" calcext:value-type="string">
            <text:p>Appelle au getter getEmailResponsableFormation qui retourne <text:a xlink:href="mailto:jhger@mo.mop" xlink:type="simple">jhger@mo.mop</text:a>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getNomResponsableFormation</text:p>
          </table:table-cell>
          <table:table-cell table:style-name="ce6" office:value-type="string" calcext:value-type="string">
            <text:p>Crée une Formation avec comme nom de responsable ergr</text:p>
          </table:table-cell>
          <table:table-cell table:style-name="ce6" office:value-type="string" calcext:value-type="string">
            <text:p>Appelle au getter getNomResponsableFormation qui retourne erg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NomFormation</text:p>
          </table:table-cell>
          <table:table-cell table:style-name="ce6" office:value-type="string" calcext:value-type="string">
            <text:p>Crée une Formation avec comme nom L3IFA</text:p>
          </table:table-cell>
          <table:table-cell table:style-name="ce6" office:value-type="string" calcext:value-type="string">
            <text:p>Appelle au getter getNomResponsableFormation qui retourne L3IFA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bligatoire</text:p>
          </table:table-cell>
          <table:table-cell table:style-name="ce6" office:value-type="string" calcext:value-type="string">
            <text:p>Crée une UE obligatoire et l’ajoute</text:p>
          </table:table-cell>
          <table:table-cell table:style-name="ce6" office:value-type="string" calcext:value-type="string">
            <text:p>ajouterEnseignementObligatoire retourne true donc l’UE a bien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bligatoireNull</text:p>
          </table:table-cell>
          <table:table-cell table:style-name="ce6" office:value-type="string" calcext:value-type="string">
            <text:p>Crée une UE obligatoire null et l’ajoute</text:p>
          </table:table-cell>
          <table:table-cell table:style-name="ce6" office:value-type="string" calcext:value-type="string">
            <text:p>ajouterEnseignementObligatoire retourne false donc l’UE a pas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ptionel</text:p>
          </table:table-cell>
          <table:table-cell table:style-name="ce6" office:value-type="string" calcext:value-type="string">
            <text:p><text:span text:style-name="T1">Crée une UE Optionel</text:span> et l’ajoute</text:p>
          </table:table-cell>
          <table:table-cell table:style-name="ce6" office:value-type="string" calcext:value-type="string">
            <text:p>ajouterEnseignementObligatoire retourne true donc l’UE a bien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ptionelNull</text:p>
          </table:table-cell>
          <table:table-cell table:style-name="ce6" office:value-type="string" calcext:value-type="string">
            <text:p><text:span text:style-name="T1">Crée une UE Optionel null</text:span> et l’ajoute</text:p>
          </table:table-cell>
          <table:table-cell table:style-name="ce6" office:value-type="string" calcext:value-type="string">
            <text:p>ajouterEnseignementObligatoire retourne false donc l’UE a pas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ptionelNBplace</text:p>
          </table:table-cell>
          <table:table-cell table:style-name="ce6" office:value-type="string" calcext:value-type="string">
            <text:p><text:span text:style-name="T1">Crée une UE Optionel avec un nombre de place -10</text:span> et l’ajoute</text:p>
          </table:table-cell>
          <table:table-cell table:style-name="ce6" office:value-type="string" calcext:value-type="string">
            <text:p>ajouterEnseignementObligatoire retourne false donc l’UE a pas été ajouter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definirNombreOptions</text:p>
          </table:table-cell>
          <table:table-cell table:style-name="ce6" office:value-type="string" calcext:value-type="string">
            <text:p>définis sur 5 le nombre d’option de la formation</text:p>
          </table:table-cell>
          <table:table-cell table:style-name="ce6" office:value-type="string" calcext:value-type="string">
            <text:p>Le getter getNBoption retourne le nombre d’option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definirNombreOptionsNegatif</text:p>
          </table:table-cell>
          <table:table-cell table:style-name="ce6" office:value-type="string" calcext:value-type="string">
            <text:p>définis sur -10 le nombre d’option de la formation</text:p>
          </table:table-cell>
          <table:table-cell table:style-name="ce6" office:value-type="string" calcext:value-type="string">
            <text:p>Le getter getNBoption retourne le nombre d’option qui est -1 par défau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TailleGroupeDirige</text:p>
          </table:table-cell>
          <table:table-cell table:style-name="ce6" office:value-type="string" calcext:value-type="string">
            <text:p>définis sur 5 la taille des groupe de TD de la formation</text:p>
          </table:table-cell>
          <table:table-cell table:style-name="ce6" office:value-type="string" calcext:value-type="string">
            <text:p>Le getter getTailleGroupeDirige retourne la taille des groupe de TD qui est 5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setTailleGroupeDirigeNegatif</text:p>
          </table:table-cell>
          <table:table-cell table:style-name="ce6" office:value-type="string" calcext:value-type="string">
            <text:p>définis sur -10 la taille des groupe de TD de la formation</text:p>
          </table:table-cell>
          <table:table-cell table:style-name="ce6" office:value-type="string" calcext:value-type="string">
            <text:p>Le getter getTailleGroupeDirige retourne la taille des groupe de TD qui est -1 par défau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TailleGroupePratique</text:p>
          </table:table-cell>
          <table:table-cell table:style-name="ce6" office:value-type="string" calcext:value-type="string">
            <text:p>définis sur 5 la taille des groupe de TP de la formation</text:p>
          </table:table-cell>
          <table:table-cell table:style-name="ce6" office:value-type="string" calcext:value-type="string">
            <text:p>Le getter getTailleGroupePratique retourne la taille des groupe de TP qui est 5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setTailleGroupePratiqueNegatif</text:p>
          </table:table-cell>
          <table:table-cell table:style-name="ce6" office:value-type="string" calcext:value-type="string">
            <text:p>définis sur 10 la taille des groupe de TP de la formation</text:p>
          </table:table-cell>
          <table:table-cell table:style-name="ce6" office:value-type="string" calcext:value-type="string">
            <text:p>Le getter getTailleGroupePratique retourne la taille des groupe de TP qui est -1 par défau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ailleGroupeDirige</text:p>
          </table:table-cell>
          <table:table-cell table:style-name="ce6" office:value-type="string" calcext:value-type="string">
            <text:p>définis sur 5 la taille des groupe de TD de la formation</text:p>
          </table:table-cell>
          <table:table-cell table:style-name="ce6" office:value-type="string" calcext:value-type="string">
            <text:p>Le getter getTailleGroupeDirige retourne la taille des groupe de TD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ailleGroupePratique</text:p>
          </table:table-cell>
          <table:table-cell table:style-name="ce6" office:value-type="string" calcext:value-type="string">
            <text:p>définis sur 5 la taille des groupe de TP de la formation</text:p>
          </table:table-cell>
          <table:table-cell table:style-name="ce6" office:value-type="string" calcext:value-type="string">
            <text:p>Le getter getTailleGroupePratique retourne la taille des groupe de TP qui est 5</text:p>
          </table:table-cell>
          <table:table-cell table:number-columns-repeated="16381"/>
        </table:table-row>
        <table:table-row table:style-name="ro8">
          <table:table-cell table:style-name="ce3" office:value-type="string" calcext:value-type="string">
            <text:p>testAtribuerAtaumatiquement</text:p>
          </table:table-cell>
          <table:table-cell table:style-name="ce6" office:value-type="string" calcext:value-type="string">
            <text:p>Crée et inscrit 100 Étudiant a la formation puis set la taille des groupe de TD/TP à 10 et appelle attribuer automatiquement puis inscrit un étudiant de plus et rappelle attribuer automatiquement</text:p>
          </table:table-cell>
          <table:table-cell table:style-name="ce6" office:value-type="string" calcext:value-type="string">
            <text:p>tout les groupe on un nombre d’étudiant compris entre 11 et 9 puis au deuxième tout les groupe sont comprit entre 10 et 8 étudiant par groupe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ChangerGroupe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<text:s/>puis ont change de groupe a un élève du groupe 1 au 11</text:p>
          </table:table-cell>
          <table:table-cell table:style-name="ce6" office:value-type="string" calcext:value-type="string">
            <text:p>l’étudiant a bien changer de groupe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ChangerGroupePlein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<text:s/>puis ont change de groupe a un élève du groupe 1 au 2</text:p>
          </table:table-cell>
          <table:table-cell table:style-name="ce6" office:value-type="string" calcext:value-type="string">
            <text:p>le groupe 2 étant plein l’étudiant na pas changer de groupe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ChangerGroupeNonExistant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<text:s/>puis ont change de groupe a un élève du groupe 1 au 50</text:p>
          </table:table-cell>
          <table:table-cell table:style-name="ce6" office:value-type="string" calcext:value-type="string">
            <text:p>le groupe 50 n’existant pas l’étudiant na pas changer de group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</text:p>
          </table:table-cell>
          <table:table-cell table:style-name="ce6" office:value-type="string" calcext:value-type="string">
            <text:p>Crée et inscrit 1 Étudiant puis le récupère et lui envoi un message avec comme contenue bonjour</text:p>
          </table:table-cell>
          <table:table-cell table:style-name="ce6" office:value-type="string" calcext:value-type="string">
            <text:p>getContenu permet de récupérer le contenue qui est bonjour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TitreVide</text:p>
          </table:table-cell>
          <table:table-cell table:style-name="ce6" office:value-type="string" calcext:value-type="string">
            <text:p>Crée et inscrit 1 Étudiant puis le récupère et lui envoi un message avec un titre vide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ContenuVide</text:p>
          </table:table-cell>
          <table:table-cell table:style-name="ce6" office:value-type="string" calcext:value-type="string">
            <text:p>Crée et inscrit 1 Étudiant puis le récupère et lui envoi un message avec un contenue vide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ContenuNull</text:p>
          </table:table-cell>
          <table:table-cell table:style-name="ce6" office:value-type="string" calcext:value-type="string">
            <text:p>Crée et inscrit 1 Étudiant puis le récupère et lui envoi un message avec un contenue null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TitreNull</text:p>
          </table:table-cell>
          <table:table-cell table:style-name="ce6" office:value-type="string" calcext:value-type="string">
            <text:p>Crée et inscrit 1 Étudiant puis le récupère et lui envoi un message avec un titre null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nombreGroupesTravauxDiriges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puis on regarde le nombre de groupe</text:p>
          </table:table-cell>
          <table:table-cell table:style-name="ce6" office:value-type="string" calcext:value-type="string">
            <text:p>nombreGroupesTravauxDiriges est bien égale a 11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nombreGroupesTravauxPratiques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puis on regarde le nombre de groupe</text:p>
          </table:table-cell>
          <table:table-cell table:style-name="ce6" office:value-type="string" calcext:value-type="string">
            <text:p>nombreGroupesTravauxPratiques est bien égale a 12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listeEtudiantsGroupeDirige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</text:p>
          </table:table-cell>
          <table:table-cell table:style-name="ce6" office:value-type="string" calcext:value-type="string">
            <text:p>la fonction retourne bien la liste d’étudiant du groupe de TD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listeEtudiantsGroupePratique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</text:p>
          </table:table-cell>
          <table:table-cell table:style-name="ce6" office:value-type="string" calcext:value-type="string">
            <text:p>la fonction retourne bien la liste d’étudiant du groupe TP 5</text:p>
          </table:table-cell>
          <table:table-cell table:number-columns-repeated="16381"/>
        </table:table-row>
        <table:table-row table:style-name="ro9">
          <table:table-cell table:style-name="ce3" office:value-type="string" calcext:value-type="string">
            <text:p>testlisteEtudiantsOption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on définis le nombre d’option à 5 puis on crée 2 UE optionnel avec 12 et 10 place puis on inscrit 50 étudiant a la première UE et 1 a la deuxième</text:p>
          </table:table-cell>
          <table:table-cell table:style-name="ce6" office:value-type="string" calcext:value-type="string">
            <text:p>le nombre d’étudiant inscrit a la première est bien 12 et la deuxième 1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listeEtudiantsOptionNull</text:p>
          </table:table-cell>
          <table:table-cell table:style-name="ce6" office:value-type="string" calcext:value-type="string">
            <text:p>on récupère la liste des étudiant d’une UE null</text:p>
          </table:table-cell>
          <table:table-cell table:style-name="ce6" office:value-type="string" calcext:value-type="string">
            <text:p>le résultat est null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listeEtudiantsOptionNotInList</text:p>
          </table:table-cell>
          <table:table-cell table:style-name="ce6" office:value-type="string" calcext:value-type="string">
            <text:p>on récupère la liste des étudiant d’une UE qui n’est pas dans la formation</text:p>
          </table:table-cell>
          <table:table-cell table:style-name="ce6" office:value-type="string" calcext:value-type="string">
            <text:p>le résultat est null</text:p>
          </table:table-cell>
          <table:table-cell table:number-columns-repeated="16381"/>
        </table:table-row>
        <table:table-row table:style-name="ro10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10" table:number-rows-repeated="1048398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1T00:07:17.257000000</dc:date>
    <meta:editing-duration>PT2H34M34S</meta:editing-duration>
    <meta:editing-cycles>61</meta:editing-cycles>
    <meta:generator>LibreOffice/7.6.3.2$Windows_X86_64 LibreOffice_project/29d686fea9f6705b262d369fede658f824154cc0</meta:generator>
    <meta:document-statistic meta:table-count="1" meta:cell-count="144" meta:object-count="0"/>
  </office:meta>
</office:document-meta>
</file>